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5fd9" officeooo:paragraph-rsid="001d5fd9"/>
    </style:style>
    <style:style style:name="P2" style:family="paragraph" style:parent-style-name="Standard">
      <style:text-properties officeooo:rsid="001e7698" officeooo:paragraph-rsid="001e7698"/>
    </style:style>
    <style:style style:name="P3" style:family="paragraph" style:parent-style-name="Standard">
      <style:text-properties fo:color="#ed1c24" officeooo:rsid="00202bed" officeooo:paragraph-rsid="00202bed"/>
    </style:style>
    <style:style style:name="P4" style:family="paragraph" style:parent-style-name="Standard">
      <style:text-properties fo:color="#ed1c24" officeooo:rsid="001e7698" officeooo:paragraph-rsid="001e7698" fo:background-color="transparent"/>
    </style:style>
    <style:style style:name="P5" style:family="paragraph" style:parent-style-name="Standard">
      <style:text-properties fo:color="#ed1c24" officeooo:rsid="001c203a" officeooo:paragraph-rsid="001c203a"/>
    </style:style>
    <style:style style:name="P6" style:family="paragraph" style:parent-style-name="Standard">
      <style:text-properties fo:color="#000000" officeooo:rsid="001e7698" officeooo:paragraph-rsid="00202bed"/>
    </style:style>
    <style:style style:name="P7" style:family="paragraph" style:parent-style-name="Standard">
      <style:text-properties fo:color="#000000" officeooo:rsid="00202bed" officeooo:paragraph-rsid="00202bed"/>
    </style:style>
    <style:style style:name="T1" style:family="text">
      <style:text-properties officeooo:rsid="00202be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VER <text:s/>PAGE</text:p>
      <text:p text:style-name="P1">Online dairy and cow sale</text:p>
      <text:p text:style-name="P1"/>
      <text:p text:style-name="P4">INTRODUCTION</text:p>
      <text:p text:style-name="P2">The dairy business has gain momentum in most parts of the country since farmers have realized the importance of keeping cows. Most farmers have been involved in purchase and sell of cows through phone contacts <text:span text:style-name="T1">directly with their customers. The dairy produce records are kept manually which has made it hard to keep track of the produce and history of the cows. </text:span></text:p>
      <text:p text:style-name="P2"/>
      <text:p text:style-name="P3">PURPOSE</text:p>
      <text:p text:style-name="P7">In my project, I am proposing an online platform that will assist the farmer purchase and sale a cow online, check history track of the cow like milk production, feeds and health.</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30T13:25:45.031825708</meta:creation-date>
    <meta:editing-duration>PT33S</meta:editing-duration>
    <meta:editing-cycles>2</meta:editing-cycles>
    <meta:generator>LibreOffice/6.0.7.3$Linux_X86_64 LibreOffice_project/00m0$Build-3</meta:generator>
    <dc:date>2020-07-30T13:26:15.279002853</dc:date>
    <meta:document-statistic meta:table-count="0" meta:image-count="0" meta:object-count="0" meta:page-count="1" meta:paragraph-count="6" meta:word-count="103" meta:character-count="596" meta:non-whitespace-character-count="497"/>
  </office:meta>
</office:document-meta>
</file>